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49pt"/>
    </style:style>
    <style:style style:name="co6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101.99pt"/>
    </style:style>
    <style:style style:name="co4" style:family="table-column">
      <style:table-column-properties fo:break-before="auto" style:column-width="102.76pt"/>
    </style:style>
    <style:style style:name="co5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77.2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5" table:number-columns-repeated="1016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Davis Pirates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quarter</text:p>
          </table:table-cell>
          <table:table-cell table:style-name="ce5" office:value-type="string" calcext:value-type="string">
            <text:p>minutesRemaining</text:p>
          </table:table-cell>
          <table:table-cell table:style-name="ce5" office:value-type="string" calcext:value-type="string">
            <text:p>secondsRemaining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opponentScore</text:p>
          </table:table-cell>
          <table:table-cell table:style-name="ce3" office:value-type="string" calcext:value-type="string">
            <text:p>opponentName</text:p>
          </table:table-cell>
          <table:table-cell table:style-name="ce3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checo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hitfield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Orgill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Roberson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Herrera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Herrera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Herrera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Pacheco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Sanders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Sanders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acheco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Orgill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Whitfield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ce2"/>
        <table:table-column table:style-name="co6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2"/>
        <table:table-column table:style-name="co6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creation-date>2009-04-16T11:32:48Z</meta:creation-date>
    <dc:date>2017-11-25T08:05:34.266000000</dc:date>
    <meta:editing-cycles>11</meta:editing-cycles>
    <meta:editing-duration>PT28M54S</meta:editing-duration>
    <meta:document-statistic meta:table-count="3" meta:cell-count="372" meta:object-count="0"/>
    <meta:user-defined meta:name="Info 1"/>
    <meta:user-defined meta:name="Info 2"/>
    <meta:user-defined meta:name="Info 3"/>
    <meta:user-defined meta:name="Info 4"/>
  </office:meta>
</office:document-meta>
</file>